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Courier New" fo:font-size="12pt" style:font-name-asian="Consolas" style:font-size-asian="12pt" style:font-name-complex="Consolas" style:font-size-complex="12pt"/>
    </style:style>
    <style:style style:name="P2" style:family="paragraph" style:parent-style-name="Standard">
      <style:paragraph-properties style:text-autospace="none"/>
      <style:text-properties style:font-name="Courier New" fo:font-size="12pt" style:font-size-asian="12pt" style:font-size-complex="12pt"/>
    </style:style>
    <style:style style:name="T1" style:family="text">
      <style:text-properties fo:color="#808080" fo:language="ru" fo:country="RU" fo:font-weight="normal" style:font-weight-asian="normal" style:font-weight-complex="normal"/>
    </style:style>
    <style:style style:name="T2" style:family="text">
      <style:text-properties fo:color="#808080" style:font-name-asian="Consolas" style:font-name-complex="Consolas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color="#000000" style:font-name-asian="Consolas" style:font-name-complex="Consolas"/>
    </style:style>
    <style:style style:name="T5" style:family="text">
      <style:text-properties fo:color="#a31515" style:font-name-asian="Consolas" style:font-name-complex="Consolas"/>
    </style:style>
    <style:style style:name="T6" style:family="text">
      <style:text-properties fo:color="#0000ff" style:font-name-asian="Consolas" style:font-name-complex="Consolas"/>
    </style:style>
    <style:style style:name="T7" style:family="text">
      <style:text-properties fo:color="#2b91af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Основной_20_шрифт_20_абзаца"><text:span text:style-name="T1">#pragma</text:span></text:span><text:span text:style-name="Основной_20_шрифт_20_абзаца"><text:span text:style-name="T3"> </text:span></text:span><text:span text:style-name="Основной_20_шрифт_20_абзаца"><text:span text:style-name="T1">once</text:span></text:span><text:span text:style-name="Основной_20_шрифт_20_абзаца"><text:span text:style-name="T3"> </text:span></text:span></text:p>
      <text:p text:style-name="P2"><text:span text:style-name="T2">#include</text:span><text:span text:style-name="T4"> </text:span><text:span text:style-name="T5">&lt;string&gt;</text:span><text:span text:style-name="T4"> </text:span></text:p>
      <text:p text:style-name="P2"><text:span text:style-name="T6">using</text:span><text:span text:style-name="T4"> </text:span><text:span text:style-name="T6">namespace</text:span><text:span text:style-name="T4"> std;</text:span></text:p>
      <text:p text:style-name="P2"><text:span text:style-name="T6">class</text:span><text:span text:style-name="T4"> </text:span><text:span text:style-name="T7">Encode</text:span></text:p>
      <text:p text:style-name="P1">{</text:p>
      <text:p text:style-name="P2"><text:span text:style-name="T6">public</text:span><text:span text:style-name="T4">:</text:span></text:p>
      <text:p text:style-name="P2"><text:span text:style-name="T4"><text:tab/>Encode(</text:span><text:span text:style-name="T6">const</text:span><text:span text:style-name="T4"> </text:span><text:span text:style-name="T6">int</text:span><text:span text:style-name="T4"> </text:span><text:span text:style-name="T2">k</text:span><text:span text:style-name="T4">) :K(</text:span><text:span text:style-name="T2">k</text:span><text:span text:style-name="T4">) {}</text:span></text:p>
      <text:p text:style-name="P2"><text:span text:style-name="T4"><text:tab/></text:span><text:span text:style-name="T7">string</text:span><text:span text:style-name="T4"> Encrypt(</text:span><text:span text:style-name="T6">const</text:span><text:span text:style-name="T4"> </text:span><text:span text:style-name="T7">string</text:span><text:span text:style-name="T4"> </text:span><text:span text:style-name="T2">Text</text:span><text:span text:style-name="T4">);</text:span></text:p>
      <text:p text:style-name="P2"><text:span text:style-name="T4"><text:tab/></text:span><text:span text:style-name="T7">string</text:span><text:span text:style-name="T4"> Decrypt(</text:span><text:span text:style-name="T6">const</text:span><text:span text:style-name="T4"> </text:span><text:span text:style-name="T7">string</text:span><text:span text:style-name="T4"> </text:span><text:span text:style-name="T2">Text</text:span><text:span text:style-name="T4">);</text:span></text:p>
      <text:p text:style-name="P2"><text:span text:style-name="T6">private</text:span><text:span text:style-name="T4">:</text:span></text:p>
      <text:p text:style-name="P2"><text:span text:style-name="T4"><text:tab/></text:span><text:span text:style-name="T6">int</text:span><text:span text:style-name="T4"> max = 26;</text:span></text:p>
      <text:p text:style-name="P2"><text:span text:style-name="T4"><text:tab/></text:span><text:span text:style-name="T7">string</text:span><text:span text:style-name="T4"> text;</text:span></text:p>
      <text:p text:style-name="P2"><text:span text:style-name="T4"><text:tab/></text:span><text:span text:style-name="T6">int</text:span><text:span text:style-name="T4"> K;</text:span></text:p>
      <text:p text:style-name="P2"><text:span text:style-name="T4"><text:tab/></text:span><text:span text:style-name="T6">void</text:span><text:span text:style-name="T4"> Encrypt_Error(</text:span><text:span text:style-name="T6">const</text:span><text:span text:style-name="T4"> </text:span><text:span text:style-name="T7">string</text:span><text:span text:style-name="T4"> </text:span><text:span text:style-name="T2">Text</text:span><text:span text:style-name="T4">);</text:span></text:p>
      <text:p text:style-name="P2"><text:span text:style-name="T4"><text:tab/></text:span><text:span text:style-name="T6">void</text:span><text:span text:style-name="T4"> Decrypt_Error(</text:span><text:span text:style-name="T6">const</text:span><text:span text:style-name="T4"> </text:span><text:span text:style-name="T7">string</text:span><text:span text:style-name="T4"> </text:span><text:span text:style-name="T2">Text</text:span><text:span text:style-name="T4">);</text:span></text:p>
      <text:p text:style-name="P2"><text:span text:style-name="T4"><text:tab/></text:span><text:span text:style-name="T7">string</text:span><text:span text:style-name="T4"> Deleted(</text:span><text:span text:style-name="T7">string</text:span><text:span text:style-name="T4"> </text:span><text:span text:style-name="T2">Text</text:span><text:span text:style-name="T4">);</text:span></text:p>
      <text:p text:style-name="P2"><text:span text:style-name="T4"><text:tab/></text:span><text:span text:style-name="T7">string</text:span><text:span text:style-name="T4"> Up(</text:span><text:span text:style-name="T7">string</text:span><text:span text:style-name="T4"> </text:span><text:span text:style-name="T2">text</text:span><text:span text:style-name="T4">);</text:span></text:p>
      <text:p text:style-name="P1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5$Win32 OpenOffice.org_project/415m1$Build-9789</meta:generator>
    <dc:date>2018-06-06T22:20:09.70</dc:date>
    <meta:document-statistic meta:table-count="0" meta:image-count="0" meta:object-count="0" meta:page-count="1" meta:paragraph-count="18" meta:word-count="48" meta:character-count="345"/>
    <dc:creator>Арсений Кузнецов</dc:creator>
    <meta:user-defined meta:name="Info 1"/>
    <meta:user-defined meta:name="Info 2"/>
    <meta:user-defined meta:name="Info 3"/>
    <meta:user-defined meta:name="Info 4"/>
  </office:meta>
</office:document-meta>
</file>